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draw:textarea-horizontal-align="left" draw:textarea-vertical-align="top" fo:min-height="13.6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dfjson + RForms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dfjs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ming in the same manner as rdf/xml</text:p>
              </text:list-item>
              <text:list-item>
                <text:p>Intuitive json expression that can be worked with directly</text:p>
              </text:list-item>
              <text:list-item>
                <text:p>But an API can simplify 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ression</text:p>
          </draw:text-box>
        </draw:frame>
        <draw:frame presentation:style-name="pr7" draw:text-style-name="P2" draw:layer="layout" svg:width="25.199cm" svg:height="13.889cm" svg:x="1.4cm" svg:y="5.039cm" presentation:class="subtitle" presentation:user-transformed="true">
          <draw:text-box>
            <text:p text:style-name="P1"><text:span text:style-name="T1">{</text:span></text:p>
            <text:p text:style-name="P1"><text:span text:style-name="T1"><text:tab/></text:span><text:span text:style-name="T1">“</text:span><text:span text:style-name="T1">subjectUri1”: {</text:span></text:p>
            <text:p text:style-name="P1"><text:span text:style-name="T1"><text:tab/></text:span><text:span text:style-name="T1"><text:tab/></text:span><text:span text:style-name="T1">“</text:span><text:span text:style-name="T1">predicateUri1”: [</text:span></text:p>
            <text:p text:style-name="P1"><text:span text:style-name="T1"><text:tab/></text:span><text:span text:style-name="T1"><text:tab/></text:span><text:span text:style-name="T1"><text:tab/></text:span><text:span text:style-name="T1">{“value”: “a literal value”, “language”: “en”, “type”: “literal”},</text:span></text:p>
            <text:p text:style-name="P1"><text:span text:style-name="T1"><text:tab/></text:span><text:span text:style-name="T1"><text:tab/></text:span><text:span text:style-name="T1"><text:tab/></text:span><text:span text:style-name="T1">{“value”: “a uri”, “type”: “type”}</text:span></text:p>
            <text:p text:style-name="P1"><text:span text:style-name="T1"><text:tab/></text:span><text:span text:style-name="T1"><text:tab/></text:span><text:span text:style-name="T1">],</text:span></text:p>
            <text:p text:style-name="P1"><text:span text:style-name="T1"><text:tab/></text:span><text:span text:style-name="T1"><text:tab/></text:span><text:span text:style-name="T1">“</text:span><text:span text:style-name="T1">predicateUri2”: [</text:span></text:p>
            <text:p text:style-name="P1"><text:span text:style-name="T1"><text:tab/></text:span><text:span text:style-name="T1"><text:tab/></text:span><text:span text:style-name="T1"><text:tab/></text:span><text:span text:style-name="T1">{“value”: “_node”, “type”: “bnode”}</text:span></text:p>
            <text:p text:style-name="P1"><text:span text:style-name="T1"><text:tab/></text:span><text:span text:style-name="T1"><text:tab/></text:span><text:span text:style-name="T1">]</text:span></text:p>
            <text:p text:style-name="P1"><text:span text:style-name="T1"><text:tab/></text:span><text:span text:style-name="T1">},</text:span></text:p>
            <text:p text:style-name="P1"><text:span text:style-name="T1"><text:tab/></text:span><text:span text:style-name="T1">“</text:span><text:span text:style-name="T1">_node”: {</text:span></text:p>
            <text:p text:style-name="P1"><text:span text:style-name="T1"><text:tab/></text:span><text:span text:style-name="T1"><text:tab/></text:span><text:span text:style-name="T1">“</text:span><text:span text:style-name="T1">predicateUri3”: [</text:span></text:p>
            <text:p text:style-name="P1"><text:span text:style-name="T1"><text:tab/></text:span><text:span text:style-name="T1"><text:tab/></text:span><text:span text:style-name="T1"><text:tab/></text:span><text:span text:style-name="T1">{“value”: “2010-01-01”, “datatype”: “http://...”}</text:span></text:p>
            <text:p text:style-name="P1"><text:span text:style-name="T1"><text:tab/></text:span><text:span text:style-name="T1"><text:tab/></text:span><text:span text:style-name="T1">]</text:span></text:p>
            <text:p text:style-name="P1"><text:span text:style-name="T1"><text:tab/></text:span><text:span text:style-name="T1">}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dfJson jslib – Graph.j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orks with Statements objects, see below</text:p>
              </text:list-item>
              <text:list-item>
                <text:p>Keep track of bnodes</text:p>
              </text:list-item>
              <text:list-item>
                <text:p>Find statements with subject, predicate and object any combination of null is allowed as wildcard</text:p>
              </text:list-item>
              <text:list-item>
                <text:p>Simplifed create</text:p>
              </text:list-item>
              <text:list-item>
                <text:p>Duplicates are detected and discarded</text:p>
              </text:list-item>
              <text:list-item>
                <text:p>Copy across graphs supported</text:p>
              </text:list-item>
              <text:list-item>
                <text:p>Polution in json structure minimal, wont affect correct reading by other code</text:p>
              </text:list-item>
              <text:list-item>
                <text:p>Export to allow snapshots/undo or cleansing before sending back to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dfJson jslib – Statement.j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t and set methods for, subject, predicate and object</text:p>
              </text:list-item>
              <text:list-item>
                <text:p>Get and set methods for datatype and language</text:p>
              </text:list-item>
              <text:list-item>
                <text:p>Can be asserted or unasserted in the graph</text:p>
              </text:list-item>
              <text:list-item>
                <text:p>Hides object complexity during manipu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dfJson jslib – the Objec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t a separate class, just a javascript object</text:p>
              </text:list-item>
              <text:list-item>
                <text:p>Needs to be understood since it is exposed in create and find methods.</text:p>
              </text:list-item>
              <text:list-item>
                <text:p>Consists of</text:p>
                <text:list>
                  <text:list-item>
                    <text:p>type – object type, may be “literal”, “uri”, or “bnode”</text:p>
                  </text:list-item>
                  <text:list-item>
                    <text:p>value – either a uri, a literal, or a bnode identifier</text:p>
                  </text:list-item>
                  <text:list-item>
                    <text:p>language – a language code (two or three letter)</text:p>
                  </text:list-item>
                  <text:list-item>
                    <text:p>datatype – a uri indicating which datatype the literal conforms to</text:p>
                  </text:list-item>
                  <text:list-item>
                    <text:p>_statement – a reference back to a Statement for the triple where this object occurs (added by rdfjson jsli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For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ew name for SHAME</text:p>
              </text:list-item>
              <text:list-item>
                <text:p>Uses rdfjson for manipulation of RDF</text:p>
              </text:list-item>
              <text:list-item>
                <text:p>Consists of three levels:</text:p>
                <text:list>
                  <text:list-item>
                    <text:p>Templates – according to the SIRFF specification</text:p>
                  </text:list-item>
                  <text:list-item>
                    <text:p>Model – hierarchy of bindings:</text:p>
                    <text:list>
                      <text:list-item>
                        <text:p>A binding consists of a template-node and a statement</text:p>
                      </text:list-item>
                      <text:list-item>
                        <text:p>Checks wether entire branches are empty or not and asserts/unasserts corresponding statements</text:p>
                      </text:list-item>
                      <text:list-item>
                        <text:p>Provides a matching of graphs into bindings</text:p>
                      </text:list-item>
                      <text:list-item>
                        <text:p>Provides the creation of bindings and corresponding triples in the graph from template-nodes.</text:p>
                      </text:list-item>
                    </text:list>
                  </text:list-item>
                  <text:list-item>
                    <text:p>View – embeddable presentation and editing U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Forms - TODO</text:p>
          </draw:text-box>
        </draw:frame>
        <draw:frame presentation:style-name="pr5" draw:layer="layout" svg:width="25.199cm" svg:height="15.24cm" svg:x="1.4cm" svg:y="4.445cm" presentation:class="outline" presentation:user-transformed="true">
          <draw:text-box>
            <text:list text:style-name="L2">
              <text:list-item>
                <text:p>Presenter UI</text:p>
                <text:list>
                  <text:list-item>
                    <text:p>help texts</text:p>
                  </text:list-item>
                </text:list>
              </text:list-item>
              <text:list-item>
                <text:p>Editor UI</text:p>
                <text:list>
                  <text:list-item>
                    <text:p>Choose choices, radio buttons, dropdown, dialog</text:p>
                  </text:list-item>
                  <text:list-item>
                    <text:p>language selector</text:p>
                  </text:list-item>
                  <text:list-item>
                    <text:p>Support for specific datatypes</text:p>
                  </text:list-item>
                  <text:list-item>
                    <text:p>Validation (mandatory, recommended &amp; optional)<text:span text:style-name="T2">*</text:span></text:p>
                  </text:list-item>
                </text:list>
              </text:list-item>
              <text:list-item>
                <text:p>Service for generating choices from an ontology</text:p>
              </text:list-item>
              <text:list-item>
                <text:p>Later</text:p>
                <text:list>
                  <text:list-item>
                    <text:p>Checkboxes for choices</text:p>
                  </text:list-item>
                  <text:list-item>
                    <text:p>Automatic translate via external service</text:p>
                  </text:list-item>
                  <text:list-item>
                    <text:p>Cached service<text:span text:style-name="T2">*</text:span></text:p>
                  </text:list-item>
                  <text:list-item>
                    <text:p>Build AP together from small parts.<text:span text:style-name="T2">*</text:span></text:p>
                  </text:list-item>
                  <text:list-item>
                    <text:p>AP editor</text:p>
                  </text:list-item>
                </text:list>
              </text:list-item>
              <text:list-item>
                <text:p><text:span text:style-name="T2">*</text:span> = Not yet in JI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Palmér</meta:initial-creator>
    <meta:creation-date>2010-11-08T08:40:08</meta:creation-date>
    <meta:editing-duration>PT10H47M38S</meta:editing-duration>
    <meta:editing-cycles>10</meta:editing-cycles>
    <dc:date>2010-11-17T14:32:12</dc:date>
    <dc:creator>Fredrik Enoksson</dc:creator>
    <meta:generator>OpenOffice.org/3.2$Linux OpenOffice.org_project/320m12$Build-9483</meta:generator>
    <meta:document-statistic meta:object-count="53"/>
  </office:meta>
</office:document-meta>
</file>